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eaVspeed_28_12" table:style-name="ta1">
        <table:shapes>
          <draw:frame draw:z-index="0" draw:style-name="gr1" draw:text-style-name="P1" svg:width="159.99mm" svg:height="89.99mm" svg:x="74.86mm" svg:y="1mm">
            <loext:p draw:notify-on-update-of-ranges="areaVspeed_28_12.A1:areaVspeed_28_12.A1 areaVspeed_28_12.A2:areaVspeed_28_12.A18 areaVspeed_28_12.D1:areaVspeed_28_12.D1 areaVspeed_28_12.D2:areaVspeed_28_12.D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Speed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.01966024428" calcext:value-type="float">
            <text:p>1,0196602443</text:p>
          </table:table-cell>
          <table:table-cell office:value-type="float" office:value="0.124636066318" calcext:value-type="float">
            <text:p>0,1246360663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.05383905515" calcext:value-type="float">
            <text:p>2,0538390552</text:p>
          </table:table-cell>
          <table:table-cell office:value-type="float" office:value="0.248016331612" calcext:value-type="float">
            <text:p>0,248016331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.06353393012" calcext:value-type="float">
            <text:p>4,0635339301</text:p>
          </table:table-cell>
          <table:table-cell office:value-type="float" office:value="0.496752432661" calcext:value-type="float">
            <text:p>0,4967524327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6.20735469892" calcext:value-type="float">
            <text:p>6,2073546989</text:p>
          </table:table-cell>
          <table:table-cell office:value-type="float" office:value="0.703527265301" calcext:value-type="float">
            <text:p>0,7035272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8.1489978763" calcext:value-type="float">
            <text:p>8,1489978763</text:p>
          </table:table-cell>
          <table:table-cell office:value-type="float" office:value="0.99894519611" calcext:value-type="float">
            <text:p>0,9989451961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0.2293429895" calcext:value-type="float">
            <text:p>10,2293429895</text:p>
          </table:table-cell>
          <table:table-cell office:value-type="float" office:value="1.253768368" calcext:value-type="float">
            <text:p>1,253768368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2.2527295747" calcext:value-type="float">
            <text:p>12,2527295747</text:p>
          </table:table-cell>
          <table:table-cell office:value-type="float" office:value="1.54399286547" calcext:value-type="float">
            <text:p>1,5439928655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4.2971921673" calcext:value-type="float">
            <text:p>14,2971921673</text:p>
          </table:table-cell>
          <table:table-cell office:value-type="float" office:value="1.82118242054" calcext:value-type="float">
            <text:p>1,82118242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.2126224023" calcext:value-type="float">
            <text:p>16,2126224023</text:p>
          </table:table-cell>
          <table:table-cell office:value-type="float" office:value="2.07877438391" calcext:value-type="float">
            <text:p>2,0787743839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8.1185761625" calcext:value-type="float">
            <text:p>18,1185761625</text:p>
          </table:table-cell>
          <table:table-cell office:value-type="float" office:value="2.52213780229" calcext:value-type="float">
            <text:p>2,522137802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9.9350444591" calcext:value-type="float">
            <text:p>19,9350444591</text:p>
          </table:table-cell>
          <table:table-cell office:value-type="float" office:value="2.56220427692" calcext:value-type="float">
            <text:p>2,5622042769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2.7956465276" calcext:value-type="float">
            <text:p>22,7956465276</text:p>
          </table:table-cell>
          <table:table-cell office:value-type="float" office:value="2.71870625743" calcext:value-type="float">
            <text:p>2,71870625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3.8718419622" calcext:value-type="float">
            <text:p>23,8718419622</text:p>
          </table:table-cell>
          <table:table-cell office:value-type="float" office:value="2.96259594429" calcext:value-type="float">
            <text:p>2,9625959443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7.5182599813" calcext:value-type="float">
            <text:p>27,5182599813</text:p>
          </table:table-cell>
          <table:table-cell office:value-type="float" office:value="2.32597170592" calcext:value-type="float">
            <text:p>2,3259717059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9.3549553698" calcext:value-type="float">
            <text:p>29,3549553698</text:p>
          </table:table-cell>
          <table:table-cell office:value-type="float" office:value="3.13275462846" calcext:value-type="float">
            <text:p>3,1327546285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0.9416634326" calcext:value-type="float">
            <text:p>30,9416634326</text:p>
          </table:table-cell>
          <table:table-cell office:value-type="float" office:value="2.86061347314" calcext:value-type="float">
            <text:p>2,86061347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2.9330637927" calcext:value-type="float">
            <text:p>32,9330637927</text:p>
          </table:table-cell>
          <table:table-cell office:value-type="float" office:value="3.51099401188" calcext:value-type="float">
            <text:p>3,5109940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1T13:13:53.967607323</dc:date>
    <meta:editing-duration>PT1M16S</meta:editing-duration>
    <meta:editing-cycles>1</meta:editing-cycles>
    <meta:document-statistic meta:table-count="1" meta:cell-count="9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4" loext:regression-extrapolate-backward="2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98cm" svg:y="3.952cm" style:legend-expansion="high" chart:style-name="ch2"/>
        <chart:plot-area chart:style-name="ch3" table:cell-range-address="areaVspeed_28_12.A1:areaVspeed_28_12.A18 areaVspeed_28_12.D1:areaVspeed_28_12.D18" chart:data-source-has-labels="row" svg:x="0.32cm" svg:y="0.18cm" svg:width="12.058cm" svg:height="8.64cm">
          <chartooo:coordinate-region svg:x="0.941cm" svg:y="0.379cm" svg:width="11.19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eaVspeed_28_12.D2:areaVspeed_28_12.D18" chart:label-cell-address="areaVspeed_28_12.D1:areaVspeed_28_12.D1" chart:class="chart:scatter">
            <chart:domain table:cell-range-address="areaVspeed_28_12.A2:areaVspeed_28_12.A18"/>
            <chart:regression-curve chart:style-name="ch7">
              <chart:equation chart:display-equation="true" chart:display-r-square="true"/>
            </chart:regression-curve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rea</text:p>
                <draw:g>
                  <svg:desc>areaVspeed_28_12.D1:areaVspeed_28_1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">
                <text:p>0.125</text:p>
                <draw:g>
                  <svg:desc>areaVspeed_28_12.A2:areaVspeed_28_12.A18</svg:desc>
                </draw:g>
              </table:table-cell>
              <table:table-cell office:value-type="float" office:value="1.01966024428">
                <text:p>1.01966024428</text:p>
                <draw:g>
                  <svg:desc>areaVspeed_28_12.D2:areaVspeed_28_12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.05383905515">
                <text:p>2.05383905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4.06353393012">
                <text:p>4.06353393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6.20735469892">
                <text:p>6.20735469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.1489978763">
                <text:p>8.1489978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10.2293429895">
                <text:p>10.229342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12.2527295747">
                <text:p>12.2527295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14.2971921673">
                <text:p>14.2971921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6.2126224023">
                <text:p>16.2126224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18.1185761625">
                <text:p>18.1185761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19.9350444591">
                <text:p>19.9350444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22.7956465276">
                <text:p>22.7956465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3.8718419622">
                <text:p>23.87184196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27.5182599813">
                <text:p>27.5182599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29.3549553698">
                <text:p>29.3549553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30.9416634326">
                <text:p>30.9416634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32.9330637927">
                <text:p>32.93306379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